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553e5"/>
    </style:style>
    <style:style style:name="P2" style:family="paragraph" style:parent-style-name="Standard">
      <style:paragraph-properties fo:text-align="center" style:justify-single-word="false"/>
      <style:text-properties officeooo:paragraph-rsid="001553e5"/>
    </style:style>
    <style:style style:name="P3" style:family="paragraph" style:parent-style-name="Standard">
      <style:paragraph-properties fo:text-align="start" style:justify-single-word="false"/>
      <style:text-properties officeooo:paragraph-rsid="001b3655"/>
    </style:style>
    <style:style style:name="P4" style:family="paragraph" style:parent-style-name="Standard">
      <style:paragraph-properties fo:text-align="center" style:justify-single-word="false"/>
      <style:text-properties fo:font-weight="normal" officeooo:paragraph-rsid="001553e5" style:font-weight-asian="normal" style:font-weight-complex="normal"/>
    </style:style>
    <style:style style:name="P5" style:family="paragraph" style:parent-style-name="Table_20_Contents">
      <style:paragraph-properties fo:text-align="start" style:justify-single-word="false"/>
      <style:text-properties officeooo:paragraph-rsid="001553e5"/>
    </style:style>
    <style:style style:name="P6" style:family="paragraph" style:parent-style-name="Table_20_Contents">
      <style:paragraph-properties fo:text-align="start" style:justify-single-word="false"/>
      <style:text-properties officeooo:paragraph-rsid="00174def"/>
    </style:style>
    <style:style style:name="P7" style:family="paragraph" style:parent-style-name="Table_20_Contents">
      <style:paragraph-properties fo:text-align="start" style:justify-single-word="false"/>
      <style:text-properties officeooo:paragraph-rsid="0020e9ec"/>
    </style:style>
    <style:style style:name="P8" style:family="paragraph" style:parent-style-name="Table_20_Contents">
      <style:paragraph-properties fo:text-align="start" style:justify-single-word="false"/>
      <style:text-properties fo:font-weight="normal" officeooo:paragraph-rsid="001b3655" style:font-weight-asian="normal" style:font-weight-complex="normal"/>
    </style:style>
    <style:style style:name="P9" style:family="paragraph" style:parent-style-name="Standard">
      <style:paragraph-properties fo:margin-left="-0.4925in" fo:margin-right="0in" fo:text-align="start" style:justify-single-word="false" fo:text-indent="0in" style:auto-text-indent="false" fo:background-color="#eeeeee">
        <style:background-image/>
      </style:paragraph-properties>
      <style:text-properties fo:font-weight="normal" officeooo:paragraph-rsid="001b3655" style:font-weight-asian="normal" style:font-weight-complex="normal"/>
    </style:style>
    <style:style style:name="P10" style:family="paragraph" style:parent-style-name="Standard">
      <style:paragraph-properties fo:margin-left="-0.4925in" fo:margin-right="0in" fo:text-align="start" style:justify-single-word="false" fo:text-indent="0in" style:auto-text-indent="false" fo:background-color="#eeeeee">
        <style:background-image/>
      </style:paragraph-properties>
      <style:text-properties officeooo:paragraph-rsid="001b3655"/>
    </style:style>
    <style:style style:name="P11" style:family="paragraph" style:parent-style-name="Table_20_Contents">
      <style:paragraph-properties fo:margin-left="-0.4925in" fo:margin-right="0in" fo:text-align="start" style:justify-single-word="false" fo:text-indent="0in" style:auto-text-indent="false" fo:background-color="#eeeeee">
        <style:background-image/>
      </style:paragraph-properties>
      <style:text-properties officeooo:paragraph-rsid="001b3655"/>
    </style:style>
    <style:style style:name="P12" style:family="paragraph" style:parent-style-name="Standard">
      <style:paragraph-properties fo:line-height="200%"/>
    </style:style>
    <style:style style:name="P13" style:family="paragraph" style:parent-style-name="Standard">
      <style:paragraph-properties fo:line-height="200%" fo:text-align="start" style:justify-single-word="false"/>
      <style:text-properties officeooo:paragraph-rsid="002bec98"/>
    </style:style>
    <style:style style:name="P14" style:family="paragraph" style:parent-style-name="Standard">
      <style:paragraph-properties fo:line-height="200%" fo:text-align="start" style:justify-single-word="false"/>
      <style:text-properties officeooo:paragraph-rsid="002da4d4"/>
    </style:style>
    <style:style style:name="P15" style:family="paragraph" style:parent-style-name="Standard">
      <style:paragraph-properties fo:line-height="200%" fo:text-align="start" style:justify-single-word="false"/>
      <style:text-properties officeooo:paragraph-rsid="0035bdf2"/>
    </style:style>
    <style:style style:name="P16" style:family="paragraph" style:parent-style-name="Standard">
      <style:paragraph-properties fo:line-height="200%" fo:text-align="start" style:justify-single-word="false"/>
      <style:text-properties officeooo:paragraph-rsid="0034c016"/>
    </style:style>
    <style:style style:name="P17" style:family="paragraph" style:parent-style-name="Standard">
      <style:paragraph-properties fo:line-height="200%" fo:text-align="start" style:justify-single-word="false"/>
      <style:text-properties officeooo:paragraph-rsid="003816f2"/>
    </style:style>
    <style:style style:name="P18" style:family="paragraph" style:parent-style-name="Standard">
      <style:paragraph-properties fo:line-height="200%" fo:text-align="start" style:justify-single-word="false"/>
      <style:text-properties officeooo:paragraph-rsid="003849ac"/>
    </style:style>
    <style:style style:name="P19" style:family="paragraph" style:parent-style-name="Standard">
      <style:paragraph-properties fo:line-height="200%" fo:text-align="start" style:justify-single-word="false"/>
      <style:text-properties officeooo:paragraph-rsid="00396ab1"/>
    </style:style>
    <style:style style:name="P20" style:family="paragraph" style:parent-style-name="Standard">
      <style:paragraph-properties fo:line-height="100%" fo:text-align="start" style:justify-single-word="false" fo:break-before="page" fo:padding="0.0291in" fo:border-left="none" fo:border-right="none" fo:border-top="none" fo:border-bottom="0.06pt solid #000000" style:join-border="false"/>
      <style:text-properties officeooo:paragraph-rsid="00325e7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COMM326 – Intercultural Communication</text:p>
      <text:p text:style-name="P1">Dr. Elizabeth Root</text:p>
      <text:p text:style-name="P1">24 February 2015</text:p>
      <text:p text:style-name="P1"/>
      <text:p text:style-name="P4">Sexual Awareness Cultural Experience</text:p>
      <text:p text:style-name="P2"/>
      <text:p text:style-name="P13">“Hi, my name is Trevor. Mind if I join you guys?” I asked. “Sure. I'm Conrad,” “Austin,” each of them said in succession while shaking my hand as I slide into the booth. Austin, sidling up next to Conrad, is clean shave and <text:s/>wearing a spotless blue and white short-sleeve button up. Conrad, sporting a Beckam haircut and wearing a yellow v-neck hoodie asks “So Trevor, what do you want to know about sexual health?” Catching me off guard, “Oh. Uh, hmm,” I respond, taking a moment to decide how much I should share. “Nothing that I can think of,” I reply. “That's cool,” he says, returning to the conversation he and Austin were having before I joined. I take advantage of the moment to observe people in other booths.</text:p>
      <text:p text:style-name="P13"/>
      <text:p text:style-name="P14"><text:span text:style-name="T2">Last Wednesday, February 18</text:span><text:span text:style-name="T3">th</text:span><text:span text:style-name="T2">, <text:s/>I attended Sexy Talk. Every term Oregon State University health instructors Kathy Greaves and Malinda Shell host this event at McMenamins to promote sexual health and wellness. This was my first time attending this event and was an enjoyable but somewhat uncomfortable experience. After a description of my experience I will examine the role body politics played, and how the social construction of gender, framing, and positioning affect my views of the event.</text:span></text:p>
      <text:p text:style-name="P14"/>
      <text:p text:style-name="P14"><text:span text:style-name="T2">“Would you like to order anything?” a waitress asks our group. “I'll have a old fashioned,” Austin says. “A beer, please,” Conrad responds. “Rye whiskey for me,” I say. “I'll have those right out,” the waitress says, hastily jotting down our order and collecting the menus. “Whiskey. Good choice,” Conrad says.</text:span></text:p>
      <text:p text:style-name="P13"/>
      <text:p text:style-name="P15">The first round of the game had begun just before I arrived. On both sides of the room were <text:soft-page-break/>whiteboards filled with 5 categories of questions, and their respective questions for that round. The game was played by submitting answers to the questions with one set of answers per group. Prizes, consisting of condoms or dental dams, were awarded for creative or accurate answers, and most of the answers our group <text:span text:style-name="T4">The Sexy Talkers</text:span> submitted were on the creative side. Some of the other groups were <text:span text:style-name="T4">Three Guys one Booth</text:span>, and <text:span text:style-name="T4">The Assless Chaps</text:span>. Though both these names imply the majority of attendees were male, attendance was split pretty evenly between both men and women.</text:p>
      <text:p text:style-name="P15"/>
      <text:p text:style-name="P15">Anyone could at any time submit questions related to sexual health to boxes at each of the tables. While answers for the questions on the board were being collected, Kathy and Malinda would start answering some of the questions people had submitted. A lot of the questions where quite personal or vivid, and I would feel quite uncomfortable repeating them in an academic setting. Both Kathy and Malinda would discuss the question and give answers along with debunking myths or explaining false assumptions people might have. It was really enlightening to learn that Oregon State University was ranked #5 against colleges across the nation for sexual health awareness in a study done by Trojan.</text:p>
      <text:p text:style-name="P16"/>
      <text:p text:style-name="P16">I learned later on that Austin and Conrad host a radio show on KBVR, called OSU Love Talk, where they discuss sexual health issues and answer questions students have. They also regularly attend Sexy Talk each term, and are very involved in the sexual health awareness community. Both of them were very welcoming and offered to answer any questions I had.</text:p>
      <text:p text:style-name="P16"/>
      <text:p text:style-name="P15">The rest of my evening at McMenamins was spent enjoying my whiskey and playing the game with Conrad and Austin. Though we didn't win, I really enjoyed the event. Now that I have given an outline of my night, I'd like to analyze my experience through the lens of intercultural communication.</text:p>
      <text:p text:style-name="P16"><text:span text:style-name="T5"/></text:p>
      <text:p text:style-name="P17"><text:span text:style-name="T5">I think the main reason I chose to attend Sexy Talk was because of my religious background. I was </text:span><text:soft-page-break/><text:span text:style-name="T5">raised in a conservative Christian family. I can't remember ever having </text:span><text:span text:style-name="T4">the talk</text:span><text:span text:style-name="T5"> with my parents, and I think this is because sex is talked about already so little within the Christian church. When it was talked about, I remember the pastor at my church putting on a very serious demeanor, and asking the week before that parents not bring their kids to the next service because of the </text:span><text:span text:style-name="T4">issues</text:span><text:span text:style-name="T5"> he was going to be preaching about. Needless to say, what I know about sex has come either from media, or friends.</text:span></text:p>
      <text:p text:style-name="P17"><text:span text:style-name="T5"/></text:p>
      <text:p text:style-name="P17"><text:span text:style-name="T5">This is important to understand the framing and positioning I bring when reflecting on my experience. Both framing and positioning are parts of intercultural praxis, a framework for reflecting and acting on intercultural interactions. Framing being this micro-level interaction between me and the sexual health awareness cultural community, and positioning being my social-cultural heritage of being raised in a Christian family. Because of my positioning, and how little I knew beforehand about sexual health, the event was uncomfortable for me. For example, before I came to the event I had no idea what a dental dam was and it took a lot of humility for me to ask Conrad what it was when they were handing them out.</text:span></text:p>
      <text:p text:style-name="P17"><text:span text:style-name="T5"/></text:p>
      <text:p text:style-name="P19"><text:span text:style-name="T5">My positioning also affects my ability to negotiate body politics. Body politics is the negotiation of culture through identity markers on the body. When I first met Conrad and Austin I assumed they were a gay couple because of the way they were dressed. Both of them had nice haircuts, a clean shave, and looked like they could be models. They also were sitting close together. </text:span></text:p>
      <text:p text:style-name="P19"><text:span text:style-name="T5"/></text:p>
      <text:p text:style-name="P19"><text:span text:style-name="T5">Looking back over my experience that night, I think this was a bad assumption. I socially constructed their gender identities, based on their body image, and the framing of them at a event oriented towards sexually active people. Social construction of gender is a shared cultural meaning of gender and gender roles based on historic context and conditioning. It caught me off guard when they ordered an old fashioned and a beer, and also approved of whiskey. Both beer, whiskey, and old fasioned's are </text:span><text:soft-page-break/><text:span text:style-name="T5">associated with masculine identities. Because gay men have been socially constructed to be seen as more feminine than masculine, and in turn like things associated with those respective genders, this conflicted with my initial construction of them being gay.</text:span></text:p>
      <text:p text:style-name="P18"><text:span text:style-name="T5"/></text:p>
      <text:p text:style-name="P15">I had a uncomfortable yet enjoyable time attending Sexy Talk. Looking back by using intercultural praxis, I have applied the concepts of positioning and framing to try and understand my experience. I think I incorrectly constructed Austin and Conrad's gender identities while negotiating body politics. Hopefully in the future I will be able to view the world from a different perspective and better realize the way identities are socially constructed and negotiated.</text:p>
      <text:p text:style-name="P12"/>
      <text:p text:style-name="P20"/>
      <text:p text:style-name="P5"/>
      <text:p text:style-name="P6">40% Experience</text:p>
      <text:p text:style-name="P6">60% Analysis</text:p>
      <text:p text:style-name="P6"/>
      <text:p text:style-name="P7">Tell the story from my perspective. Explain things as they come up. Analyze <text:span text:style-name="T1">body politics</text:span>, group dynamics, <text:span text:style-name="T1">social construction of gender</text:span> [Y ordered an old fasioned, I ordered a whisky “ah, good taste” stereotype: gay people don't drink 'masuline' drinks] (fruity drinks?). <text:s/><text:span text:style-name="T1">Interreligious intercultural communication</text:span>. [Conservative christian background, sex outside of marriage is seen as wrong] how does my <text:span text:style-name="T1">positioning</text:span><text:span text:style-name="T2"> bring about this view?</text:span></text:p>
      <text:p text:style-name="P7"/>
      <text:p text:style-name="P3"><text:span text:style-name="T2">(</text:span><text:span text:style-name="T2">February 18</text:span><text:span text:style-name="T3">th</text:span><text:span text:style-name="T2"> 2015</text:span><text:span text:style-name="T2">)</text:span></text:p>
      <text:p text:style-name="P3"/>
      <text:p text:style-name="P9"><text:tab/>Sexy Talk</text:p>
      <text:p text:style-name="P9"/>
      <text:p text:style-name="P10"><text:span text:style-name="T2"><text:tab/></text:span>Join us for an evening of games and prizes! Bring your curiosity and questions to this sure-to-be <text:tab/>entertaining discussion with OSU's sexual health experts, Kathy Greaves and Malinda Shell <text:tab/>(a.k.a. <text:tab/>"Dr. Sex and The Sex Chick").</text:p>
      <text:p text:style-name="P10"/>
      <text:p text:style-name="P11"><text:tab/>Student Health Services – Health Promotion: <text:a xlink:type="simple" xlink:href="mailto:health.promotion@oregonstate.edu">h</text:a><text:a xlink:type="simple" xlink:href="mailto:health.promotion@oregonstate.edu">ealth.promotion</text:a><text:a xlink:type="simple" xlink:href="mailto:health.promotion@oregonstate.edu">@</text:a><text:a xlink:type="simple" xlink:href="mailto:health.promotion@oregonstate.edu">oregonstate.edu</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17:28:35.514420344</meta:creation-date>
    <dc:date>2015-02-26T13:46:17</dc:date>
    <meta:editing-duration>PT2H13M40S</meta:editing-duration>
    <meta:editing-cycles>11</meta:editing-cycles>
    <meta:generator>LibreOffice/4.0.4.2$Linux_X86_64 LibreOffice_project/400m0$Build-2</meta:generator>
    <dc:creator>Trevor Bramwell</dc:creator>
    <meta:printed-by>Trevor Bramwell</meta:printed-by>
    <meta:print-date>2015-02-26T13:46:05</meta:print-date>
    <meta:document-statistic meta:table-count="0" meta:image-count="0" meta:object-count="0" meta:page-count="5" meta:paragraph-count="24" meta:word-count="1219" meta:character-count="7383" meta:non-whitespace-character-count="6176"/>
  </office:meta>
</office:document-meta>
</file>